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4_27A_18056" table:style-name="ta1">
        <table:shapes>
          <draw:frame draw:z-index="0" draw:style-name="gr1" draw:text-style-name="P1" svg:width="31.943cm" svg:height="18.045cm" svg:x="7.377cm" svg:y="0.108cm">
            <draw:object draw:notify-on-update-of-ranges="04_27A_18056.A1:04_27A_18056.A1 04_27A_18056.A2:04_27A_18056.A101 04_27A_18056.B1:04_27A_18056.B1 04_27A_18056.B2:04_27A_18056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1.43169177660225" calcext:value-type="float">
            <text:p>-1,43169177660225</text:p>
          </table:table-cell>
          <table:table-cell office:value-type="float" office:value="0.905441683281513" calcext:value-type="float">
            <text:p>0,905441683281513</text:p>
          </table:table-cell>
        </table:table-row>
        <table:table-row table:style-name="ro1">
          <table:table-cell office:value-type="float" office:value="2.28722309417924" calcext:value-type="float">
            <text:p>2,28722309417924</text:p>
          </table:table-cell>
          <table:table-cell office:value-type="float" office:value="-2.31473832749812" calcext:value-type="float">
            <text:p>-2,31473832749812</text:p>
          </table:table-cell>
        </table:table-row>
        <table:table-row table:style-name="ro1">
          <table:table-cell office:value-type="float" office:value="2.11614313118771" calcext:value-type="float">
            <text:p>2,11614313118771</text:p>
          </table:table-cell>
          <table:table-cell office:value-type="float" office:value="-1.87851536790114" calcext:value-type="float">
            <text:p>-1,87851536790114</text:p>
          </table:table-cell>
        </table:table-row>
        <table:table-row table:style-name="ro1">
          <table:table-cell office:value-type="float" office:value="-1.03056655178313" calcext:value-type="float">
            <text:p>-1,03056655178313</text:p>
          </table:table-cell>
          <table:table-cell office:value-type="float" office:value="1.08282934752269" calcext:value-type="float">
            <text:p>1,08282934752269</text:p>
          </table:table-cell>
        </table:table-row>
        <table:table-row table:style-name="ro1">
          <table:table-cell office:value-type="float" office:value="-1.04809313657931" calcext:value-type="float">
            <text:p>-1,04809313657931</text:p>
          </table:table-cell>
          <table:table-cell office:value-type="float" office:value="0.843880777373657" calcext:value-type="float">
            <text:p>0,843880777373657</text:p>
          </table:table-cell>
        </table:table-row>
        <table:table-row table:style-name="ro1">
          <table:table-cell office:value-type="float" office:value="2.58185746264566" calcext:value-type="float">
            <text:p>2,58185746264566</text:p>
          </table:table-cell>
          <table:table-cell office:value-type="float" office:value="1.80374517007714" calcext:value-type="float">
            <text:p>1,80374517007714</text:p>
          </table:table-cell>
        </table:table-row>
        <table:table-row table:style-name="ro1">
          <table:table-cell office:value-type="float" office:value="2.06622129783881" calcext:value-type="float">
            <text:p>2,06622129783881</text:p>
          </table:table-cell>
          <table:table-cell office:value-type="float" office:value="-1.19977468997383" calcext:value-type="float">
            <text:p>-1,19977468997383</text:p>
          </table:table-cell>
        </table:table-row>
        <table:table-row table:style-name="ro1">
          <table:table-cell office:value-type="float" office:value="-1.36280592609647" calcext:value-type="float">
            <text:p>-1,36280592609647</text:p>
          </table:table-cell>
          <table:table-cell office:value-type="float" office:value="1.08665459299571" calcext:value-type="float">
            <text:p>1,08665459299571</text:p>
          </table:table-cell>
        </table:table-row>
        <table:table-row table:style-name="ro1">
          <table:table-cell office:value-type="float" office:value="2.07980701087225" calcext:value-type="float">
            <text:p>2,07980701087225</text:p>
          </table:table-cell>
          <table:table-cell office:value-type="float" office:value="-1.7114815913065" calcext:value-type="float">
            <text:p>-1,7114815913065</text:p>
          </table:table-cell>
        </table:table-row>
        <table:table-row table:style-name="ro1">
          <table:table-cell office:value-type="float" office:value="-0.592518372152296" calcext:value-type="float">
            <text:p>-0,592518372152296</text:p>
          </table:table-cell>
          <table:table-cell office:value-type="float" office:value="1.77141356333571" calcext:value-type="float">
            <text:p>1,77141356333571</text:p>
          </table:table-cell>
        </table:table-row>
        <table:table-row table:style-name="ro1">
          <table:table-cell office:value-type="float" office:value="1.8607755638398" calcext:value-type="float">
            <text:p>1,8607755638398</text:p>
          </table:table-cell>
          <table:table-cell office:value-type="float" office:value="-2.92529199073159" calcext:value-type="float">
            <text:p>-2,92529199073159</text:p>
          </table:table-cell>
        </table:table-row>
        <table:table-row table:style-name="ro1">
          <table:table-cell office:value-type="float" office:value="1.82202742033611" calcext:value-type="float">
            <text:p>1,82202742033611</text:p>
          </table:table-cell>
          <table:table-cell office:value-type="float" office:value="-2.40597381031895" calcext:value-type="float">
            <text:p>-2,40597381031895</text:p>
          </table:table-cell>
        </table:table-row>
        <table:table-row table:style-name="ro1">
          <table:table-cell office:value-type="float" office:value="-1.42828936009814" calcext:value-type="float">
            <text:p>-1,42828936009814</text:p>
          </table:table-cell>
          <table:table-cell office:value-type="float" office:value="1.70196034769702" calcext:value-type="float">
            <text:p>1,70196034769702</text:p>
          </table:table-cell>
        </table:table-row>
        <table:table-row table:style-name="ro1">
          <table:table-cell office:value-type="float" office:value="-0.762804939637437" calcext:value-type="float">
            <text:p>-0,762804939637437</text:p>
          </table:table-cell>
          <table:table-cell office:value-type="float" office:value="2.44203755660846" calcext:value-type="float">
            <text:p>2,44203755660846</text:p>
          </table:table-cell>
        </table:table-row>
        <table:table-row table:style-name="ro1">
          <table:table-cell office:value-type="float" office:value="-0.662987695530285" calcext:value-type="float">
            <text:p>-0,662987695530285</text:p>
          </table:table-cell>
          <table:table-cell office:value-type="float" office:value="0.527068755000112" calcext:value-type="float">
            <text:p>0,527068755000112</text:p>
          </table:table-cell>
        </table:table-row>
        <table:table-row table:style-name="ro1">
          <table:table-cell office:value-type="float" office:value="-0.994833442258679" calcext:value-type="float">
            <text:p>-0,994833442258679</text:p>
          </table:table-cell>
          <table:table-cell office:value-type="float" office:value="1.11411202963947" calcext:value-type="float">
            <text:p>1,11411202963947</text:p>
          </table:table-cell>
        </table:table-row>
        <table:table-row table:style-name="ro1">
          <table:table-cell office:value-type="float" office:value="-0.92687509314338" calcext:value-type="float">
            <text:p>-0,92687509314338</text:p>
          </table:table-cell>
          <table:table-cell office:value-type="float" office:value="1.26248511901069" calcext:value-type="float">
            <text:p>1,26248511901069</text:p>
          </table:table-cell>
        </table:table-row>
        <table:table-row table:style-name="ro1">
          <table:table-cell office:value-type="float" office:value="-1.66918708204457" calcext:value-type="float">
            <text:p>-1,66918708204457</text:p>
          </table:table-cell>
          <table:table-cell office:value-type="float" office:value="1.61460848700637" calcext:value-type="float">
            <text:p>1,61460848700637</text:p>
          </table:table-cell>
        </table:table-row>
        <table:table-row table:style-name="ro1">
          <table:table-cell office:value-type="float" office:value="2.66245576264661" calcext:value-type="float">
            <text:p>2,66245576264661</text:p>
          </table:table-cell>
          <table:table-cell office:value-type="float" office:value="-1.63836915454549" calcext:value-type="float">
            <text:p>-1,63836915454549</text:p>
          </table:table-cell>
        </table:table-row>
        <table:table-row table:style-name="ro1">
          <table:table-cell office:value-type="float" office:value="1.87510704494874" calcext:value-type="float">
            <text:p>1,87510704494874</text:p>
          </table:table-cell>
          <table:table-cell office:value-type="float" office:value="-2.61297783756889" calcext:value-type="float">
            <text:p>-2,61297783756889</text:p>
          </table:table-cell>
        </table:table-row>
        <table:table-row table:style-name="ro1">
          <table:table-cell office:value-type="float" office:value="1.39362101948415" calcext:value-type="float">
            <text:p>1,39362101948415</text:p>
          </table:table-cell>
          <table:table-cell office:value-type="float" office:value="-1.86705443881017" calcext:value-type="float">
            <text:p>-1,86705443881017</text:p>
          </table:table-cell>
        </table:table-row>
        <table:table-row table:style-name="ro1">
          <table:table-cell office:value-type="float" office:value="1.18548143552171" calcext:value-type="float">
            <text:p>1,18548143552171</text:p>
          </table:table-cell>
          <table:table-cell office:value-type="float" office:value="-3.61839761813427" calcext:value-type="float">
            <text:p>-3,61839761813427</text:p>
          </table:table-cell>
        </table:table-row>
        <table:table-row table:style-name="ro1">
          <table:table-cell office:value-type="float" office:value="-0.569947686121997" calcext:value-type="float">
            <text:p>-0,569947686121997</text:p>
          </table:table-cell>
          <table:table-cell office:value-type="float" office:value="0.933085696004164" calcext:value-type="float">
            <text:p>0,933085696004164</text:p>
          </table:table-cell>
        </table:table-row>
        <table:table-row table:style-name="ro1">
          <table:table-cell office:value-type="float" office:value="1.30523266976132" calcext:value-type="float">
            <text:p>1,30523266976132</text:p>
          </table:table-cell>
          <table:table-cell office:value-type="float" office:value="-2.28130403482962" calcext:value-type="float">
            <text:p>-2,28130403482962</text:p>
          </table:table-cell>
        </table:table-row>
        <table:table-row table:style-name="ro1">
          <table:table-cell office:value-type="float" office:value="3.2048952547668" calcext:value-type="float">
            <text:p>3,2048952547668</text:p>
          </table:table-cell>
          <table:table-cell office:value-type="float" office:value="2.26305509804015" calcext:value-type="float">
            <text:p>2,26305509804015</text:p>
          </table:table-cell>
        </table:table-row>
        <table:table-row table:style-name="ro1">
          <table:table-cell office:value-type="float" office:value="2.54830028798597" calcext:value-type="float">
            <text:p>2,54830028798597</text:p>
          </table:table-cell>
          <table:table-cell office:value-type="float" office:value="-2.35931994762727" calcext:value-type="float">
            <text:p>-2,35931994762727</text:p>
          </table:table-cell>
        </table:table-row>
        <table:table-row table:style-name="ro1">
          <table:table-cell office:value-type="float" office:value="1.90230290870092" calcext:value-type="float">
            <text:p>1,90230290870092</text:p>
          </table:table-cell>
          <table:table-cell office:value-type="float" office:value="-2.00777847689786" calcext:value-type="float">
            <text:p>-2,00777847689786</text:p>
          </table:table-cell>
        </table:table-row>
        <table:table-row table:style-name="ro1">
          <table:table-cell office:value-type="float" office:value="-2.00046105831175" calcext:value-type="float">
            <text:p>-2,00046105831175</text:p>
          </table:table-cell>
          <table:table-cell office:value-type="float" office:value="-3.20517253591975" calcext:value-type="float">
            <text:p>-3,20517253591975</text:p>
          </table:table-cell>
        </table:table-row>
        <table:table-row table:style-name="ro1">
          <table:table-cell office:value-type="float" office:value="-0.84516140858052" calcext:value-type="float">
            <text:p>-0,84516140858052</text:p>
          </table:table-cell>
          <table:table-cell office:value-type="float" office:value="1.32461427759414" calcext:value-type="float">
            <text:p>1,32461427759414</text:p>
          </table:table-cell>
        </table:table-row>
        <table:table-row table:style-name="ro1">
          <table:table-cell office:value-type="float" office:value="2.037186896051" calcext:value-type="float">
            <text:p>2,037186896051</text:p>
          </table:table-cell>
          <table:table-cell office:value-type="float" office:value="-2.38573178201281" calcext:value-type="float">
            <text:p>-2,38573178201281</text:p>
          </table:table-cell>
        </table:table-row>
        <table:table-row table:style-name="ro1">
          <table:table-cell office:value-type="float" office:value="-1.03136426548802" calcext:value-type="float">
            <text:p>-1,03136426548802</text:p>
          </table:table-cell>
          <table:table-cell office:value-type="float" office:value="1.0440245349879" calcext:value-type="float">
            <text:p>1,0440245349879</text:p>
          </table:table-cell>
        </table:table-row>
        <table:table-row table:style-name="ro1">
          <table:table-cell office:value-type="float" office:value="-1.22222610766022" calcext:value-type="float">
            <text:p>-1,22222610766022</text:p>
          </table:table-cell>
          <table:table-cell office:value-type="float" office:value="0.620841685094684" calcext:value-type="float">
            <text:p>0,620841685094684</text:p>
          </table:table-cell>
        </table:table-row>
        <table:table-row table:style-name="ro1">
          <table:table-cell office:value-type="float" office:value="1.73587978117556" calcext:value-type="float">
            <text:p>1,73587978117556</text:p>
          </table:table-cell>
          <table:table-cell office:value-type="float" office:value="-2.98259537417411" calcext:value-type="float">
            <text:p>-2,98259537417411</text:p>
          </table:table-cell>
        </table:table-row>
        <table:table-row table:style-name="ro1">
          <table:table-cell office:value-type="float" office:value="-2.62810556038606" calcext:value-type="float">
            <text:p>-2,62810556038606</text:p>
          </table:table-cell>
          <table:table-cell office:value-type="float" office:value="0.700369589376868" calcext:value-type="float">
            <text:p>0,700369589376868</text:p>
          </table:table-cell>
        </table:table-row>
        <table:table-row table:style-name="ro1">
          <table:table-cell office:value-type="float" office:value="2.38139535214621" calcext:value-type="float">
            <text:p>2,38139535214621</text:p>
          </table:table-cell>
          <table:table-cell office:value-type="float" office:value="-1.66104179712283" calcext:value-type="float">
            <text:p>-1,66104179712283</text:p>
          </table:table-cell>
        </table:table-row>
        <table:table-row table:style-name="ro1">
          <table:table-cell office:value-type="float" office:value="2.55124277732357" calcext:value-type="float">
            <text:p>2,55124277732357</text:p>
          </table:table-cell>
          <table:table-cell office:value-type="float" office:value="-1.50609248304776" calcext:value-type="float">
            <text:p>-1,50609248304776</text:p>
          </table:table-cell>
        </table:table-row>
        <table:table-row table:style-name="ro1">
          <table:table-cell office:value-type="float" office:value="-1.11495205890898" calcext:value-type="float">
            <text:p>-1,11495205890898</text:p>
          </table:table-cell>
          <table:table-cell office:value-type="float" office:value="0.758256262883392" calcext:value-type="float">
            <text:p>0,758256262883392</text:p>
          </table:table-cell>
        </table:table-row>
        <table:table-row table:style-name="ro1">
          <table:table-cell office:value-type="float" office:value="-0.23739583213873" calcext:value-type="float">
            <text:p>-0,23739583213873</text:p>
          </table:table-cell>
          <table:table-cell office:value-type="float" office:value="0.987052294231025" calcext:value-type="float">
            <text:p>0,987052294231025</text:p>
          </table:table-cell>
        </table:table-row>
        <table:table-row table:style-name="ro1">
          <table:table-cell office:value-type="float" office:value="-1.70867410530581" calcext:value-type="float">
            <text:p>-1,70867410530581</text:p>
          </table:table-cell>
          <table:table-cell office:value-type="float" office:value="1.01593394194952" calcext:value-type="float">
            <text:p>1,01593394194952</text:p>
          </table:table-cell>
        </table:table-row>
        <table:table-row table:style-name="ro1">
          <table:table-cell office:value-type="float" office:value="-1.15142977360114" calcext:value-type="float">
            <text:p>-1,15142977360114</text:p>
          </table:table-cell>
          <table:table-cell office:value-type="float" office:value="0.594327937523747" calcext:value-type="float">
            <text:p>0,594327937523747</text:p>
          </table:table-cell>
        </table:table-row>
        <table:table-row table:style-name="ro1">
          <table:table-cell office:value-type="float" office:value="2.07462892951294" calcext:value-type="float">
            <text:p>2,07462892951294</text:p>
          </table:table-cell>
          <table:table-cell office:value-type="float" office:value="-2.49598227873552" calcext:value-type="float">
            <text:p>-2,49598227873552</text:p>
          </table:table-cell>
        </table:table-row>
        <table:table-row table:style-name="ro1">
          <table:table-cell office:value-type="float" office:value="3.28128338199815" calcext:value-type="float">
            <text:p>3,28128338199815</text:p>
          </table:table-cell>
          <table:table-cell office:value-type="float" office:value="2.27275251517824" calcext:value-type="float">
            <text:p>2,27275251517824</text:p>
          </table:table-cell>
        </table:table-row>
        <table:table-row table:style-name="ro1">
          <table:table-cell office:value-type="float" office:value="-0.422357131865272" calcext:value-type="float">
            <text:p>-0,422357131865272</text:p>
          </table:table-cell>
          <table:table-cell office:value-type="float" office:value="1.22124743780157" calcext:value-type="float">
            <text:p>1,22124743780157</text:p>
          </table:table-cell>
        </table:table-row>
        <table:table-row table:style-name="ro1">
          <table:table-cell office:value-type="float" office:value="-0.833035330287446" calcext:value-type="float">
            <text:p>-0,833035330287446</text:p>
          </table:table-cell>
          <table:table-cell office:value-type="float" office:value="0.871036419038658" calcext:value-type="float">
            <text:p>0,871036419038658</text:p>
          </table:table-cell>
        </table:table-row>
        <table:table-row table:style-name="ro1">
          <table:table-cell office:value-type="float" office:value="-1.51226260440158" calcext:value-type="float">
            <text:p>-1,51226260440158</text:p>
          </table:table-cell>
          <table:table-cell office:value-type="float" office:value="-2.37568610228675" calcext:value-type="float">
            <text:p>-2,37568610228675</text:p>
          </table:table-cell>
        </table:table-row>
        <table:table-row table:style-name="ro1">
          <table:table-cell office:value-type="float" office:value="-1.01336693940087" calcext:value-type="float">
            <text:p>-1,01336693940087</text:p>
          </table:table-cell>
          <table:table-cell office:value-type="float" office:value="2.1336067418502" calcext:value-type="float">
            <text:p>2,1336067418502</text:p>
          </table:table-cell>
        </table:table-row>
        <table:table-row table:style-name="ro1">
          <table:table-cell office:value-type="float" office:value="1.83826103937736" calcext:value-type="float">
            <text:p>1,83826103937736</text:p>
          </table:table-cell>
          <table:table-cell office:value-type="float" office:value="-1.55549912958906" calcext:value-type="float">
            <text:p>-1,55549912958906</text:p>
          </table:table-cell>
        </table:table-row>
        <table:table-row table:style-name="ro1">
          <table:table-cell office:value-type="float" office:value="0.88010434622996" calcext:value-type="float">
            <text:p>0,88010434622996</text:p>
          </table:table-cell>
          <table:table-cell office:value-type="float" office:value="-3.21163597155052" calcext:value-type="float">
            <text:p>-3,21163597155052</text:p>
          </table:table-cell>
        </table:table-row>
        <table:table-row table:style-name="ro1">
          <table:table-cell office:value-type="float" office:value="-1.5612759001484" calcext:value-type="float">
            <text:p>-1,5612759001484</text:p>
          </table:table-cell>
          <table:table-cell office:value-type="float" office:value="0.903329772548355" calcext:value-type="float">
            <text:p>0,903329772548355</text:p>
          </table:table-cell>
        </table:table-row>
        <table:table-row table:style-name="ro1">
          <table:table-cell office:value-type="float" office:value="2.03577684193004" calcext:value-type="float">
            <text:p>2,03577684193004</text:p>
          </table:table-cell>
          <table:table-cell office:value-type="float" office:value="-1.55266899922144" calcext:value-type="float">
            <text:p>-1,55266899922144</text:p>
          </table:table-cell>
        </table:table-row>
        <table:table-row table:style-name="ro1">
          <table:table-cell office:value-type="float" office:value="1.50043676632302" calcext:value-type="float">
            <text:p>1,50043676632302</text:p>
          </table:table-cell>
          <table:table-cell office:value-type="float" office:value="-2.7395404928586" calcext:value-type="float">
            <text:p>-2,7395404928586</text:p>
          </table:table-cell>
        </table:table-row>
        <table:table-row table:style-name="ro1">
          <table:table-cell office:value-type="float" office:value="2.79253613726784" calcext:value-type="float">
            <text:p>2,79253613726784</text:p>
          </table:table-cell>
          <table:table-cell office:value-type="float" office:value="1.98177594858678" calcext:value-type="float">
            <text:p>1,98177594858678</text:p>
          </table:table-cell>
        </table:table-row>
        <table:table-row table:style-name="ro1">
          <table:table-cell office:value-type="float" office:value="2.27956020359295" calcext:value-type="float">
            <text:p>2,27956020359295</text:p>
          </table:table-cell>
          <table:table-cell office:value-type="float" office:value="-1.87811886423254" calcext:value-type="float">
            <text:p>-1,87811886423254</text:p>
          </table:table-cell>
        </table:table-row>
        <table:table-row table:style-name="ro1">
          <table:table-cell office:value-type="float" office:value="-0.950473153938641" calcext:value-type="float">
            <text:p>-0,950473153938641</text:p>
          </table:table-cell>
          <table:table-cell office:value-type="float" office:value="1.74069421298172" calcext:value-type="float">
            <text:p>1,74069421298172</text:p>
          </table:table-cell>
        </table:table-row>
        <table:table-row table:style-name="ro1">
          <table:table-cell office:value-type="float" office:value="-1.42828013674735" calcext:value-type="float">
            <text:p>-1,42828013674735</text:p>
          </table:table-cell>
          <table:table-cell office:value-type="float" office:value="0.342110929771493" calcext:value-type="float">
            <text:p>0,342110929771493</text:p>
          </table:table-cell>
        </table:table-row>
        <table:table-row table:style-name="ro1">
          <table:table-cell office:value-type="float" office:value="-0.711080606160551" calcext:value-type="float">
            <text:p>-0,711080606160551</text:p>
          </table:table-cell>
          <table:table-cell office:value-type="float" office:value="1.27454360387175" calcext:value-type="float">
            <text:p>1,27454360387175</text:p>
          </table:table-cell>
        </table:table-row>
        <table:table-row table:style-name="ro1">
          <table:table-cell office:value-type="float" office:value="1.94806730584615" calcext:value-type="float">
            <text:p>1,94806730584615</text:p>
          </table:table-cell>
          <table:table-cell office:value-type="float" office:value="-1.43833962195071" calcext:value-type="float">
            <text:p>-1,43833962195071</text:p>
          </table:table-cell>
        </table:table-row>
        <table:table-row table:style-name="ro1">
          <table:table-cell office:value-type="float" office:value="1.59242901004869" calcext:value-type="float">
            <text:p>1,59242901004869</text:p>
          </table:table-cell>
          <table:table-cell office:value-type="float" office:value="-1.8425212074181" calcext:value-type="float">
            <text:p>-1,8425212074181</text:p>
          </table:table-cell>
        </table:table-row>
        <table:table-row table:style-name="ro1">
          <table:table-cell office:value-type="float" office:value="2.97769373453396" calcext:value-type="float">
            <text:p>2,97769373453396</text:p>
          </table:table-cell>
          <table:table-cell office:value-type="float" office:value="1.94843848995998" calcext:value-type="float">
            <text:p>1,94843848995998</text:p>
          </table:table-cell>
        </table:table-row>
        <table:table-row table:style-name="ro1">
          <table:table-cell office:value-type="float" office:value="-1.79675552764987" calcext:value-type="float">
            <text:p>-1,79675552764987</text:p>
          </table:table-cell>
          <table:table-cell office:value-type="float" office:value="0.113944758850383" calcext:value-type="float">
            <text:p>0,113944758850383</text:p>
          </table:table-cell>
        </table:table-row>
        <table:table-row table:style-name="ro1">
          <table:table-cell office:value-type="float" office:value="-1.89767777857648" calcext:value-type="float">
            <text:p>-1,89767777857648</text:p>
          </table:table-cell>
          <table:table-cell office:value-type="float" office:value="-3.38810990271242" calcext:value-type="float">
            <text:p>-3,38810990271242</text:p>
          </table:table-cell>
        </table:table-row>
        <table:table-row table:style-name="ro1">
          <table:table-cell office:value-type="float" office:value="1.89372325406436" calcext:value-type="float">
            <text:p>1,89372325406436</text:p>
          </table:table-cell>
          <table:table-cell office:value-type="float" office:value="-1.97678152956499" calcext:value-type="float">
            <text:p>-1,97678152956499</text:p>
          </table:table-cell>
        </table:table-row>
        <table:table-row table:style-name="ro1">
          <table:table-cell office:value-type="float" office:value="1.90546599323695" calcext:value-type="float">
            <text:p>1,90546599323695</text:p>
          </table:table-cell>
          <table:table-cell office:value-type="float" office:value="-2.04085179372431" calcext:value-type="float">
            <text:p>-2,04085179372431</text:p>
          </table:table-cell>
        </table:table-row>
        <table:table-row table:style-name="ro1">
          <table:table-cell office:value-type="float" office:value="0.743819752357498" calcext:value-type="float">
            <text:p>0,743819752357498</text:p>
          </table:table-cell>
          <table:table-cell office:value-type="float" office:value="-2.68529607048877" calcext:value-type="float">
            <text:p>-2,68529607048877</text:p>
          </table:table-cell>
        </table:table-row>
        <table:table-row table:style-name="ro1">
          <table:table-cell office:value-type="float" office:value="-0.127226928134863" calcext:value-type="float">
            <text:p>-0,127226928134863</text:p>
          </table:table-cell>
          <table:table-cell office:value-type="float" office:value="1.9537409282228" calcext:value-type="float">
            <text:p>1,9537409282228</text:p>
          </table:table-cell>
        </table:table-row>
        <table:table-row table:style-name="ro1">
          <table:table-cell office:value-type="float" office:value="-0.971890197747259" calcext:value-type="float">
            <text:p>-0,971890197747259</text:p>
          </table:table-cell>
          <table:table-cell office:value-type="float" office:value="1.14351922202888" calcext:value-type="float">
            <text:p>1,14351922202888</text:p>
          </table:table-cell>
        </table:table-row>
        <table:table-row table:style-name="ro1">
          <table:table-cell office:value-type="float" office:value="1.73264192137762" calcext:value-type="float">
            <text:p>1,73264192137762</text:p>
          </table:table-cell>
          <table:table-cell office:value-type="float" office:value="-1.56141751772351" calcext:value-type="float">
            <text:p>-1,56141751772351</text:p>
          </table:table-cell>
        </table:table-row>
        <table:table-row table:style-name="ro1">
          <table:table-cell office:value-type="float" office:value="-0.934113593087795" calcext:value-type="float">
            <text:p>-0,934113593087795</text:p>
          </table:table-cell>
          <table:table-cell office:value-type="float" office:value="0.692294302169955" calcext:value-type="float">
            <text:p>0,692294302169955</text:p>
          </table:table-cell>
        </table:table-row>
        <table:table-row table:style-name="ro1">
          <table:table-cell office:value-type="float" office:value="2.31602027685932" calcext:value-type="float">
            <text:p>2,31602027685932</text:p>
          </table:table-cell>
          <table:table-cell office:value-type="float" office:value="1.82588555199814" calcext:value-type="float">
            <text:p>1,82588555199814</text:p>
          </table:table-cell>
        </table:table-row>
        <table:table-row table:style-name="ro1">
          <table:table-cell office:value-type="float" office:value="-2.26592021556937" calcext:value-type="float">
            <text:p>-2,26592021556937</text:p>
          </table:table-cell>
          <table:table-cell office:value-type="float" office:value="-2.56350820174643" calcext:value-type="float">
            <text:p>-2,56350820174643</text:p>
          </table:table-cell>
        </table:table-row>
        <table:table-row table:style-name="ro1">
          <table:table-cell office:value-type="float" office:value="1.83533540757933" calcext:value-type="float">
            <text:p>1,83533540757933</text:p>
          </table:table-cell>
          <table:table-cell office:value-type="float" office:value="-2.66884495716366" calcext:value-type="float">
            <text:p>-2,66884495716366</text:p>
          </table:table-cell>
        </table:table-row>
        <table:table-row table:style-name="ro1">
          <table:table-cell office:value-type="float" office:value="0.0451470360923625" calcext:value-type="float">
            <text:p>0,0451470360923625</text:p>
          </table:table-cell>
          <table:table-cell office:value-type="float" office:value="1.86041737855109" calcext:value-type="float">
            <text:p>1,86041737855109</text:p>
          </table:table-cell>
        </table:table-row>
        <table:table-row table:style-name="ro1">
          <table:table-cell office:value-type="float" office:value="-0.9943483435166" calcext:value-type="float">
            <text:p>-0,9943483435166</text:p>
          </table:table-cell>
          <table:table-cell office:value-type="float" office:value="2.69237993183052" calcext:value-type="float">
            <text:p>2,69237993183052</text:p>
          </table:table-cell>
        </table:table-row>
        <table:table-row table:style-name="ro1">
          <table:table-cell office:value-type="float" office:value="2.0335317397277" calcext:value-type="float">
            <text:p>2,0335317397277</text:p>
          </table:table-cell>
          <table:table-cell office:value-type="float" office:value="-2.04963029938115" calcext:value-type="float">
            <text:p>-2,04963029938115</text:p>
          </table:table-cell>
        </table:table-row>
        <table:table-row table:style-name="ro1">
          <table:table-cell office:value-type="float" office:value="-0.426625726883184" calcext:value-type="float">
            <text:p>-0,426625726883184</text:p>
          </table:table-cell>
          <table:table-cell office:value-type="float" office:value="0.558715459998683" calcext:value-type="float">
            <text:p>0,558715459998683</text:p>
          </table:table-cell>
        </table:table-row>
        <table:table-row table:style-name="ro1">
          <table:table-cell office:value-type="float" office:value="1.69706856447755" calcext:value-type="float">
            <text:p>1,69706856447755</text:p>
          </table:table-cell>
          <table:table-cell office:value-type="float" office:value="-1.77256382023714" calcext:value-type="float">
            <text:p>-1,77256382023714</text:p>
          </table:table-cell>
        </table:table-row>
        <table:table-row table:style-name="ro1">
          <table:table-cell office:value-type="float" office:value="1.69547001634509" calcext:value-type="float">
            <text:p>1,69547001634509</text:p>
          </table:table-cell>
          <table:table-cell office:value-type="float" office:value="-1.77144115664634" calcext:value-type="float">
            <text:p>-1,77144115664634</text:p>
          </table:table-cell>
        </table:table-row>
        <table:table-row table:style-name="ro1">
          <table:table-cell office:value-type="float" office:value="1.93063010109324" calcext:value-type="float">
            <text:p>1,93063010109324</text:p>
          </table:table-cell>
          <table:table-cell office:value-type="float" office:value="-2.59846197897174" calcext:value-type="float">
            <text:p>-2,59846197897174</text:p>
          </table:table-cell>
        </table:table-row>
        <table:table-row table:style-name="ro1">
          <table:table-cell office:value-type="float" office:value="-0.398194166184879" calcext:value-type="float">
            <text:p>-0,398194166184879</text:p>
          </table:table-cell>
          <table:table-cell office:value-type="float" office:value="1.4599307959971" calcext:value-type="float">
            <text:p>1,4599307959971</text:p>
          </table:table-cell>
        </table:table-row>
        <table:table-row table:style-name="ro1">
          <table:table-cell office:value-type="float" office:value="-1.99864398308302" calcext:value-type="float">
            <text:p>-1,99864398308302</text:p>
          </table:table-cell>
          <table:table-cell office:value-type="float" office:value="-0.666889671092118" calcext:value-type="float">
            <text:p>-0,666889671092118</text:p>
          </table:table-cell>
        </table:table-row>
        <table:table-row table:style-name="ro1">
          <table:table-cell office:value-type="float" office:value="2.14038769428235" calcext:value-type="float">
            <text:p>2,14038769428235</text:p>
          </table:table-cell>
          <table:table-cell office:value-type="float" office:value="-1.24033323272857" calcext:value-type="float">
            <text:p>-1,24033323272857</text:p>
          </table:table-cell>
        </table:table-row>
        <table:table-row table:style-name="ro1">
          <table:table-cell office:value-type="float" office:value="-0.885815113182792" calcext:value-type="float">
            <text:p>-0,885815113182792</text:p>
          </table:table-cell>
          <table:table-cell office:value-type="float" office:value="0.735836769144674" calcext:value-type="float">
            <text:p>0,735836769144674</text:p>
          </table:table-cell>
        </table:table-row>
        <table:table-row table:style-name="ro1">
          <table:table-cell office:value-type="float" office:value="1.73477094214049" calcext:value-type="float">
            <text:p>1,73477094214049</text:p>
          </table:table-cell>
          <table:table-cell office:value-type="float" office:value="-1.95366282962027" calcext:value-type="float">
            <text:p>-1,95366282962027</text:p>
          </table:table-cell>
        </table:table-row>
        <table:table-row table:style-name="ro1">
          <table:table-cell office:value-type="float" office:value="1.9891490758071" calcext:value-type="float">
            <text:p>1,9891490758071</text:p>
          </table:table-cell>
          <table:table-cell office:value-type="float" office:value="-2.02596952652415" calcext:value-type="float">
            <text:p>-2,02596952652415</text:p>
          </table:table-cell>
        </table:table-row>
        <table:table-row table:style-name="ro1">
          <table:table-cell office:value-type="float" office:value="1.28117512629902" calcext:value-type="float">
            <text:p>1,28117512629902</text:p>
          </table:table-cell>
          <table:table-cell office:value-type="float" office:value="-1.37779478639426" calcext:value-type="float">
            <text:p>-1,37779478639426</text:p>
          </table:table-cell>
        </table:table-row>
        <table:table-row table:style-name="ro1">
          <table:table-cell office:value-type="float" office:value="1.50902678448682" calcext:value-type="float">
            <text:p>1,50902678448682</text:p>
          </table:table-cell>
          <table:table-cell office:value-type="float" office:value="-3.08351280939345" calcext:value-type="float">
            <text:p>-3,08351280939345</text:p>
          </table:table-cell>
        </table:table-row>
        <table:table-row table:style-name="ro1">
          <table:table-cell office:value-type="float" office:value="2.00284807963602" calcext:value-type="float">
            <text:p>2,00284807963602</text:p>
          </table:table-cell>
          <table:table-cell office:value-type="float" office:value="-2.58139188384619" calcext:value-type="float">
            <text:p>-2,58139188384619</text:p>
          </table:table-cell>
        </table:table-row>
        <table:table-row table:style-name="ro1">
          <table:table-cell office:value-type="float" office:value="1.77786387178635" calcext:value-type="float">
            <text:p>1,77786387178635</text:p>
          </table:table-cell>
          <table:table-cell office:value-type="float" office:value="-2.00452908951527" calcext:value-type="float">
            <text:p>-2,00452908951527</text:p>
          </table:table-cell>
        </table:table-row>
        <table:table-row table:style-name="ro1">
          <table:table-cell office:value-type="float" office:value="-2.43205325568603" calcext:value-type="float">
            <text:p>-2,43205325568603</text:p>
          </table:table-cell>
          <table:table-cell office:value-type="float" office:value="0.510660609344258" calcext:value-type="float">
            <text:p>0,510660609344258</text:p>
          </table:table-cell>
        </table:table-row>
        <table:table-row table:style-name="ro1">
          <table:table-cell office:value-type="float" office:value="1.24768529713252" calcext:value-type="float">
            <text:p>1,24768529713252</text:p>
          </table:table-cell>
          <table:table-cell office:value-type="float" office:value="-2.27783124710314" calcext:value-type="float">
            <text:p>-2,27783124710314</text:p>
          </table:table-cell>
        </table:table-row>
        <table:table-row table:style-name="ro1">
          <table:table-cell office:value-type="float" office:value="1.6048816157083" calcext:value-type="float">
            <text:p>1,6048816157083</text:p>
          </table:table-cell>
          <table:table-cell office:value-type="float" office:value="-2.08398958211254" calcext:value-type="float">
            <text:p>-2,08398958211254</text:p>
          </table:table-cell>
        </table:table-row>
        <table:table-row table:style-name="ro1">
          <table:table-cell office:value-type="float" office:value="-1.22873155946776" calcext:value-type="float">
            <text:p>-1,22873155946776</text:p>
          </table:table-cell>
          <table:table-cell office:value-type="float" office:value="1.30452397607492" calcext:value-type="float">
            <text:p>1,30452397607492</text:p>
          </table:table-cell>
        </table:table-row>
        <table:table-row table:style-name="ro1">
          <table:table-cell office:value-type="float" office:value="1.55142676420363" calcext:value-type="float">
            <text:p>1,55142676420363</text:p>
          </table:table-cell>
          <table:table-cell office:value-type="float" office:value="-2.4516738395799" calcext:value-type="float">
            <text:p>-2,4516738395799</text:p>
          </table:table-cell>
        </table:table-row>
        <table:table-row table:style-name="ro1">
          <table:table-cell office:value-type="float" office:value="-0.769505093511597" calcext:value-type="float">
            <text:p>-0,769505093511597</text:p>
          </table:table-cell>
          <table:table-cell office:value-type="float" office:value="1.15522854190293" calcext:value-type="float">
            <text:p>1,15522854190293</text:p>
          </table:table-cell>
        </table:table-row>
        <table:table-row table:style-name="ro1">
          <table:table-cell office:value-type="float" office:value="-0.135744019034167" calcext:value-type="float">
            <text:p>-0,135744019034167</text:p>
          </table:table-cell>
          <table:table-cell office:value-type="float" office:value="-0.155444565279201" calcext:value-type="float">
            <text:p>-0,155444565279201</text:p>
          </table:table-cell>
        </table:table-row>
        <table:table-row table:style-name="ro1">
          <table:table-cell office:value-type="float" office:value="2.72885404319637" calcext:value-type="float">
            <text:p>2,72885404319637</text:p>
          </table:table-cell>
          <table:table-cell office:value-type="float" office:value="-2.30725653029237" calcext:value-type="float">
            <text:p>-2,30725653029237</text:p>
          </table:table-cell>
        </table:table-row>
        <table:table-row table:style-name="ro1">
          <table:table-cell office:value-type="float" office:value="2.41990497717115" calcext:value-type="float">
            <text:p>2,41990497717115</text:p>
          </table:table-cell>
          <table:table-cell office:value-type="float" office:value="-1.60522893722551" calcext:value-type="float">
            <text:p>-1,60522893722551</text:p>
          </table:table-cell>
        </table:table-row>
        <table:table-row table:style-name="ro1">
          <table:table-cell office:value-type="float" office:value="-1.64014741184584" calcext:value-type="float">
            <text:p>-1,64014741184584</text:p>
          </table:table-cell>
          <table:table-cell office:value-type="float" office:value="1.58652642851475" calcext:value-type="float">
            <text:p>1,58652642851475</text:p>
          </table:table-cell>
        </table:table-row>
        <table:table-row table:style-name="ro1">
          <table:table-cell office:value-type="float" office:value="-1.02593809473466" calcext:value-type="float">
            <text:p>-1,02593809473466</text:p>
          </table:table-cell>
          <table:table-cell office:value-type="float" office:value="0.452327660656243" calcext:value-type="float">
            <text:p>0,452327660656243</text:p>
          </table:table-cell>
        </table:table-row>
        <table:table-row table:style-name="ro1">
          <table:table-cell office:value-type="float" office:value="2.18762701692956" calcext:value-type="float">
            <text:p>2,18762701692956</text:p>
          </table:table-cell>
          <table:table-cell office:value-type="float" office:value="-1.6702110961525" calcext:value-type="float">
            <text:p>-1,67021109615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5T22:14:30.723201400</dc:date>
    <meta:editing-duration>PT1M3S</meta:editing-duration>
    <meta:editing-cycles>1</meta:editing-cycles>
    <meta:document-statistic meta:table-count="1" meta:cell-count="202" meta:object-count="1"/>
    <meta:generator>LibreOffice/25.8.2.2$Windows_X86_64 LibreOffice_project/d401f2107ccab8f924a8e2df40f573aab7605b6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944cm" svg:height="18.046cm" xlink:href=".." xlink:type="simple" chart:class="chart:scatter" chart:style-name="ch1">
        <chart:legend chart:legend-position="end" svg:x="30.954cm" svg:y="8.728cm" style:legend-expansion="high" chart:style-name="ch2"/>
        <chart:plot-area chart:style-name="ch3" svg:x="0.638cm" svg:y="0.36cm" svg:width="29.678cm" svg:height="17.326cm">
          <chart:coordinate-region svg:x="0.795cm" svg:y="0.555cm" svg:width="29.421cm" svg:height="16.93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04_27A_18056.B2:04_27A_18056.B101" chart:label-cell-address="04_27A_18056.B1:04_27A_18056.B1" chart:class="chart:scatter">
            <chart:domain table:cell-range-address="04_27A_18056.A2:04_27A_18056.A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04_27A_18056.B1:04_27A_1805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3169177660225">
                <text:p>-1.43169177660225</text:p>
                <draw:g>
                  <svg:desc>04_27A_18056.A2:04_27A_18056.A101</svg:desc>
                </draw:g>
              </table:table-cell>
              <table:table-cell office:value-type="float" office:value="0.905441683281513">
                <text:p>0.905441683281513</text:p>
                <draw:g>
                  <svg:desc>04_27A_18056.B2:04_27A_18056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8722309417924">
                <text:p>2.28722309417924</text:p>
              </table:table-cell>
              <table:table-cell office:value-type="float" office:value="-2.31473832749812">
                <text:p>-2.31473832749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1614313118771">
                <text:p>2.11614313118771</text:p>
              </table:table-cell>
              <table:table-cell office:value-type="float" office:value="-1.87851536790114">
                <text:p>-1.87851536790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03056655178313">
                <text:p>-1.03056655178313</text:p>
              </table:table-cell>
              <table:table-cell office:value-type="float" office:value="1.08282934752269">
                <text:p>1.08282934752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4809313657931">
                <text:p>-1.04809313657931</text:p>
              </table:table-cell>
              <table:table-cell office:value-type="float" office:value="0.843880777373657">
                <text:p>0.8438807773736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8185746264566">
                <text:p>2.58185746264566</text:p>
              </table:table-cell>
              <table:table-cell office:value-type="float" office:value="1.80374517007714">
                <text:p>1.80374517007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6622129783881">
                <text:p>2.06622129783881</text:p>
              </table:table-cell>
              <table:table-cell office:value-type="float" office:value="-1.19977468997383">
                <text:p>-1.19977468997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6280592609647">
                <text:p>-1.36280592609647</text:p>
              </table:table-cell>
              <table:table-cell office:value-type="float" office:value="1.08665459299571">
                <text:p>1.08665459299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7980701087225">
                <text:p>2.07980701087225</text:p>
              </table:table-cell>
              <table:table-cell office:value-type="float" office:value="-1.7114815913065">
                <text:p>-1.7114815913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92518372152296">
                <text:p>-0.592518372152296</text:p>
              </table:table-cell>
              <table:table-cell office:value-type="float" office:value="1.77141356333571">
                <text:p>1.77141356333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607755638398">
                <text:p>1.8607755638398</text:p>
              </table:table-cell>
              <table:table-cell office:value-type="float" office:value="-2.92529199073159">
                <text:p>-2.92529199073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2202742033611">
                <text:p>1.82202742033611</text:p>
              </table:table-cell>
              <table:table-cell office:value-type="float" office:value="-2.40597381031895">
                <text:p>-2.40597381031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2828936009814">
                <text:p>-1.42828936009814</text:p>
              </table:table-cell>
              <table:table-cell office:value-type="float" office:value="1.70196034769702">
                <text:p>1.701960347697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62804939637437">
                <text:p>-0.762804939637437</text:p>
              </table:table-cell>
              <table:table-cell office:value-type="float" office:value="2.44203755660846">
                <text:p>2.44203755660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62987695530285">
                <text:p>-0.662987695530285</text:p>
              </table:table-cell>
              <table:table-cell office:value-type="float" office:value="0.527068755000112">
                <text:p>0.527068755000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4833442258679">
                <text:p>-0.994833442258679</text:p>
              </table:table-cell>
              <table:table-cell office:value-type="float" office:value="1.11411202963947">
                <text:p>1.11411202963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2687509314338">
                <text:p>-0.92687509314338</text:p>
              </table:table-cell>
              <table:table-cell office:value-type="float" office:value="1.26248511901069">
                <text:p>1.26248511901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66918708204457">
                <text:p>-1.66918708204457</text:p>
              </table:table-cell>
              <table:table-cell office:value-type="float" office:value="1.61460848700637">
                <text:p>1.614608487006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6245576264661">
                <text:p>2.66245576264661</text:p>
              </table:table-cell>
              <table:table-cell office:value-type="float" office:value="-1.63836915454549">
                <text:p>-1.63836915454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7510704494874">
                <text:p>1.87510704494874</text:p>
              </table:table-cell>
              <table:table-cell office:value-type="float" office:value="-2.61297783756889">
                <text:p>-2.61297783756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9362101948415">
                <text:p>1.39362101948415</text:p>
              </table:table-cell>
              <table:table-cell office:value-type="float" office:value="-1.86705443881017">
                <text:p>-1.86705443881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8548143552171">
                <text:p>1.18548143552171</text:p>
              </table:table-cell>
              <table:table-cell office:value-type="float" office:value="-3.61839761813427">
                <text:p>-3.61839761813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69947686121997">
                <text:p>-0.569947686121997</text:p>
              </table:table-cell>
              <table:table-cell office:value-type="float" office:value="0.933085696004164">
                <text:p>0.933085696004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0523266976132">
                <text:p>1.30523266976132</text:p>
              </table:table-cell>
              <table:table-cell office:value-type="float" office:value="-2.28130403482962">
                <text:p>-2.281304034829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048952547668">
                <text:p>3.2048952547668</text:p>
              </table:table-cell>
              <table:table-cell office:value-type="float" office:value="2.26305509804015">
                <text:p>2.26305509804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4830028798597">
                <text:p>2.54830028798597</text:p>
              </table:table-cell>
              <table:table-cell office:value-type="float" office:value="-2.35931994762727">
                <text:p>-2.359319947627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0230290870092">
                <text:p>1.90230290870092</text:p>
              </table:table-cell>
              <table:table-cell office:value-type="float" office:value="-2.00777847689786">
                <text:p>-2.007778476897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00046105831175">
                <text:p>-2.00046105831175</text:p>
              </table:table-cell>
              <table:table-cell office:value-type="float" office:value="-3.20517253591975">
                <text:p>-3.20517253591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84516140858052">
                <text:p>-0.84516140858052</text:p>
              </table:table-cell>
              <table:table-cell office:value-type="float" office:value="1.32461427759414">
                <text:p>1.32461427759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37186896051">
                <text:p>2.037186896051</text:p>
              </table:table-cell>
              <table:table-cell office:value-type="float" office:value="-2.38573178201281">
                <text:p>-2.385731782012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03136426548802">
                <text:p>-1.03136426548802</text:p>
              </table:table-cell>
              <table:table-cell office:value-type="float" office:value="1.0440245349879">
                <text:p>1.04402453498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22222610766022">
                <text:p>-1.22222610766022</text:p>
              </table:table-cell>
              <table:table-cell office:value-type="float" office:value="0.620841685094684">
                <text:p>0.6208416850946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3587978117556">
                <text:p>1.73587978117556</text:p>
              </table:table-cell>
              <table:table-cell office:value-type="float" office:value="-2.98259537417411">
                <text:p>-2.98259537417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62810556038606">
                <text:p>-2.62810556038606</text:p>
              </table:table-cell>
              <table:table-cell office:value-type="float" office:value="0.700369589376868">
                <text:p>0.7003695893768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8139535214621">
                <text:p>2.38139535214621</text:p>
              </table:table-cell>
              <table:table-cell office:value-type="float" office:value="-1.66104179712283">
                <text:p>-1.661041797122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5124277732357">
                <text:p>2.55124277732357</text:p>
              </table:table-cell>
              <table:table-cell office:value-type="float" office:value="-1.50609248304776">
                <text:p>-1.506092483047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11495205890898">
                <text:p>-1.11495205890898</text:p>
              </table:table-cell>
              <table:table-cell office:value-type="float" office:value="0.758256262883392">
                <text:p>0.7582562628833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3739583213873">
                <text:p>-0.23739583213873</text:p>
              </table:table-cell>
              <table:table-cell office:value-type="float" office:value="0.987052294231025">
                <text:p>0.9870522942310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70867410530581">
                <text:p>-1.70867410530581</text:p>
              </table:table-cell>
              <table:table-cell office:value-type="float" office:value="1.01593394194952">
                <text:p>1.015933941949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5142977360114">
                <text:p>-1.15142977360114</text:p>
              </table:table-cell>
              <table:table-cell office:value-type="float" office:value="0.594327937523747">
                <text:p>0.5943279375237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7462892951294">
                <text:p>2.07462892951294</text:p>
              </table:table-cell>
              <table:table-cell office:value-type="float" office:value="-2.49598227873552">
                <text:p>-2.495982278735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8128338199815">
                <text:p>3.28128338199815</text:p>
              </table:table-cell>
              <table:table-cell office:value-type="float" office:value="2.27275251517824">
                <text:p>2.27275251517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422357131865272">
                <text:p>-0.422357131865272</text:p>
              </table:table-cell>
              <table:table-cell office:value-type="float" office:value="1.22124743780157">
                <text:p>1.221247437801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33035330287446">
                <text:p>-0.833035330287446</text:p>
              </table:table-cell>
              <table:table-cell office:value-type="float" office:value="0.871036419038658">
                <text:p>0.8710364190386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51226260440158">
                <text:p>-1.51226260440158</text:p>
              </table:table-cell>
              <table:table-cell office:value-type="float" office:value="-2.37568610228675">
                <text:p>-2.375686102286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01336693940087">
                <text:p>-1.01336693940087</text:p>
              </table:table-cell>
              <table:table-cell office:value-type="float" office:value="2.1336067418502">
                <text:p>2.13360674185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3826103937736">
                <text:p>1.83826103937736</text:p>
              </table:table-cell>
              <table:table-cell office:value-type="float" office:value="-1.55549912958906">
                <text:p>-1.555499129589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8010434622996">
                <text:p>0.88010434622996</text:p>
              </table:table-cell>
              <table:table-cell office:value-type="float" office:value="-3.21163597155052">
                <text:p>-3.21163597155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5612759001484">
                <text:p>-1.5612759001484</text:p>
              </table:table-cell>
              <table:table-cell office:value-type="float" office:value="0.903329772548355">
                <text:p>0.9033297725483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3577684193004">
                <text:p>2.03577684193004</text:p>
              </table:table-cell>
              <table:table-cell office:value-type="float" office:value="-1.55266899922144">
                <text:p>-1.55266899922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0043676632302">
                <text:p>1.50043676632302</text:p>
              </table:table-cell>
              <table:table-cell office:value-type="float" office:value="-2.7395404928586">
                <text:p>-2.73954049285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9253613726784">
                <text:p>2.79253613726784</text:p>
              </table:table-cell>
              <table:table-cell office:value-type="float" office:value="1.98177594858678">
                <text:p>1.981775948586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7956020359295">
                <text:p>2.27956020359295</text:p>
              </table:table-cell>
              <table:table-cell office:value-type="float" office:value="-1.87811886423254">
                <text:p>-1.878118864232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50473153938641">
                <text:p>-0.950473153938641</text:p>
              </table:table-cell>
              <table:table-cell office:value-type="float" office:value="1.74069421298172">
                <text:p>1.740694212981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42828013674735">
                <text:p>-1.42828013674735</text:p>
              </table:table-cell>
              <table:table-cell office:value-type="float" office:value="0.342110929771493">
                <text:p>0.3421109297714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711080606160551">
                <text:p>-0.711080606160551</text:p>
              </table:table-cell>
              <table:table-cell office:value-type="float" office:value="1.27454360387175">
                <text:p>1.274543603871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4806730584615">
                <text:p>1.94806730584615</text:p>
              </table:table-cell>
              <table:table-cell office:value-type="float" office:value="-1.43833962195071">
                <text:p>-1.438339621950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9242901004869">
                <text:p>1.59242901004869</text:p>
              </table:table-cell>
              <table:table-cell office:value-type="float" office:value="-1.8425212074181">
                <text:p>-1.84252120741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7769373453396">
                <text:p>2.97769373453396</text:p>
              </table:table-cell>
              <table:table-cell office:value-type="float" office:value="1.94843848995998">
                <text:p>1.94843848995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79675552764987">
                <text:p>-1.79675552764987</text:p>
              </table:table-cell>
              <table:table-cell office:value-type="float" office:value="0.113944758850383">
                <text:p>0.1139447588503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89767777857648">
                <text:p>-1.89767777857648</text:p>
              </table:table-cell>
              <table:table-cell office:value-type="float" office:value="-3.38810990271242">
                <text:p>-3.38810990271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9372325406436">
                <text:p>1.89372325406436</text:p>
              </table:table-cell>
              <table:table-cell office:value-type="float" office:value="-1.97678152956499">
                <text:p>-1.976781529564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0546599323695">
                <text:p>1.90546599323695</text:p>
              </table:table-cell>
              <table:table-cell office:value-type="float" office:value="-2.04085179372431">
                <text:p>-2.040851793724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43819752357498">
                <text:p>0.743819752357498</text:p>
              </table:table-cell>
              <table:table-cell office:value-type="float" office:value="-2.68529607048877">
                <text:p>-2.685296070488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27226928134863">
                <text:p>-0.127226928134863</text:p>
              </table:table-cell>
              <table:table-cell office:value-type="float" office:value="1.9537409282228">
                <text:p>1.95374092822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971890197747259">
                <text:p>-0.971890197747259</text:p>
              </table:table-cell>
              <table:table-cell office:value-type="float" office:value="1.14351922202888">
                <text:p>1.143519222028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3264192137762">
                <text:p>1.73264192137762</text:p>
              </table:table-cell>
              <table:table-cell office:value-type="float" office:value="-1.56141751772351">
                <text:p>-1.561417517723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934113593087795">
                <text:p>-0.934113593087795</text:p>
              </table:table-cell>
              <table:table-cell office:value-type="float" office:value="0.692294302169955">
                <text:p>0.6922943021699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1602027685932">
                <text:p>2.31602027685932</text:p>
              </table:table-cell>
              <table:table-cell office:value-type="float" office:value="1.82588555199814">
                <text:p>1.825885551998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.26592021556937">
                <text:p>-2.26592021556937</text:p>
              </table:table-cell>
              <table:table-cell office:value-type="float" office:value="-2.56350820174643">
                <text:p>-2.563508201746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3533540757933">
                <text:p>1.83533540757933</text:p>
              </table:table-cell>
              <table:table-cell office:value-type="float" office:value="-2.66884495716366">
                <text:p>-2.668844957163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51470360923625">
                <text:p>0.0451470360923625</text:p>
              </table:table-cell>
              <table:table-cell office:value-type="float" office:value="1.86041737855109">
                <text:p>1.860417378551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943483435166">
                <text:p>-0.9943483435166</text:p>
              </table:table-cell>
              <table:table-cell office:value-type="float" office:value="2.69237993183052">
                <text:p>2.692379931830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335317397277">
                <text:p>2.0335317397277</text:p>
              </table:table-cell>
              <table:table-cell office:value-type="float" office:value="-2.04963029938115">
                <text:p>-2.049630299381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26625726883184">
                <text:p>-0.426625726883184</text:p>
              </table:table-cell>
              <table:table-cell office:value-type="float" office:value="0.558715459998683">
                <text:p>0.5587154599986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9706856447755">
                <text:p>1.69706856447755</text:p>
              </table:table-cell>
              <table:table-cell office:value-type="float" office:value="-1.77256382023714">
                <text:p>-1.772563820237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9547001634509">
                <text:p>1.69547001634509</text:p>
              </table:table-cell>
              <table:table-cell office:value-type="float" office:value="-1.77144115664634">
                <text:p>-1.771441156646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3063010109324">
                <text:p>1.93063010109324</text:p>
              </table:table-cell>
              <table:table-cell office:value-type="float" office:value="-2.59846197897174">
                <text:p>-2.598461978971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98194166184879">
                <text:p>-0.398194166184879</text:p>
              </table:table-cell>
              <table:table-cell office:value-type="float" office:value="1.4599307959971">
                <text:p>1.45993079599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99864398308302">
                <text:p>-1.99864398308302</text:p>
              </table:table-cell>
              <table:table-cell office:value-type="float" office:value="-0.666889671092118">
                <text:p>-0.6668896710921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4038769428235">
                <text:p>2.14038769428235</text:p>
              </table:table-cell>
              <table:table-cell office:value-type="float" office:value="-1.24033323272857">
                <text:p>-1.240333232728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885815113182792">
                <text:p>-0.885815113182792</text:p>
              </table:table-cell>
              <table:table-cell office:value-type="float" office:value="0.735836769144674">
                <text:p>0.7358367691446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3477094214049">
                <text:p>1.73477094214049</text:p>
              </table:table-cell>
              <table:table-cell office:value-type="float" office:value="-1.95366282962027">
                <text:p>-1.953662829620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891490758071">
                <text:p>1.9891490758071</text:p>
              </table:table-cell>
              <table:table-cell office:value-type="float" office:value="-2.02596952652415">
                <text:p>-2.025969526524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8117512629902">
                <text:p>1.28117512629902</text:p>
              </table:table-cell>
              <table:table-cell office:value-type="float" office:value="-1.37779478639426">
                <text:p>-1.377794786394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0902678448682">
                <text:p>1.50902678448682</text:p>
              </table:table-cell>
              <table:table-cell office:value-type="float" office:value="-3.08351280939345">
                <text:p>-3.083512809393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0284807963602">
                <text:p>2.00284807963602</text:p>
              </table:table-cell>
              <table:table-cell office:value-type="float" office:value="-2.58139188384619">
                <text:p>-2.581391883846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7786387178635">
                <text:p>1.77786387178635</text:p>
              </table:table-cell>
              <table:table-cell office:value-type="float" office:value="-2.00452908951527">
                <text:p>-2.004529089515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.43205325568603">
                <text:p>-2.43205325568603</text:p>
              </table:table-cell>
              <table:table-cell office:value-type="float" office:value="0.510660609344258">
                <text:p>0.5106606093442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4768529713252">
                <text:p>1.24768529713252</text:p>
              </table:table-cell>
              <table:table-cell office:value-type="float" office:value="-2.27783124710314">
                <text:p>-2.277831247103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048816157083">
                <text:p>1.6048816157083</text:p>
              </table:table-cell>
              <table:table-cell office:value-type="float" office:value="-2.08398958211254">
                <text:p>-2.083989582112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22873155946776">
                <text:p>-1.22873155946776</text:p>
              </table:table-cell>
              <table:table-cell office:value-type="float" office:value="1.30452397607492">
                <text:p>1.304523976074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5142676420363">
                <text:p>1.55142676420363</text:p>
              </table:table-cell>
              <table:table-cell office:value-type="float" office:value="-2.4516738395799">
                <text:p>-2.4516738395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69505093511597">
                <text:p>-0.769505093511597</text:p>
              </table:table-cell>
              <table:table-cell office:value-type="float" office:value="1.15522854190293">
                <text:p>1.155228541902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35744019034167">
                <text:p>-0.135744019034167</text:p>
              </table:table-cell>
              <table:table-cell office:value-type="float" office:value="-0.155444565279201">
                <text:p>-0.1554445652792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2885404319637">
                <text:p>2.72885404319637</text:p>
              </table:table-cell>
              <table:table-cell office:value-type="float" office:value="-2.30725653029237">
                <text:p>-2.307256530292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1990497717115">
                <text:p>2.41990497717115</text:p>
              </table:table-cell>
              <table:table-cell office:value-type="float" office:value="-1.60522893722551">
                <text:p>-1.605228937225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64014741184584">
                <text:p>-1.64014741184584</text:p>
              </table:table-cell>
              <table:table-cell office:value-type="float" office:value="1.58652642851475">
                <text:p>1.586526428514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02593809473466">
                <text:p>-1.02593809473466</text:p>
              </table:table-cell>
              <table:table-cell office:value-type="float" office:value="0.452327660656243">
                <text:p>0.4523276606562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8762701692956">
                <text:p>2.18762701692956</text:p>
              </table:table-cell>
              <table:table-cell office:value-type="float" office:value="-1.6702110961525">
                <text:p>-1.67021109615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